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e4b2e" officeooo:paragraph-rsid="003e4b2e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text-properties fo:font-weight="bold" officeooo:rsid="00409cf3" officeooo:paragraph-rsid="00409cf3" style:font-weight-asian="bold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Standard">
      <style:text-properties officeooo:rsid="003a5ada" officeooo:paragraph-rsid="003a5ada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3b68f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1adeee" officeooo:paragraph-rsid="001adeee"/>
    </style:style>
    <style:style style:name="P25" style:family="paragraph" style:parent-style-name="Table_20_Contents">
      <style:text-properties fo:color="#c9211e" officeooo:rsid="0035b753" officeooo:paragraph-rsid="0035b753"/>
    </style:style>
    <style:style style:name="P26" style:family="paragraph" style:parent-style-name="Table_20_Contents">
      <style:text-properties fo:color="#c9211e" officeooo:rsid="003f22ab" officeooo:paragraph-rsid="003f22ab"/>
    </style:style>
    <style:style style:name="P27" style:family="paragraph" style:parent-style-name="Table_20_Contents">
      <style:text-properties fo:color="#c9211e" officeooo:rsid="00409cf3" officeooo:paragraph-rsid="00409cf3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normal" officeooo:rsid="00311a38" officeooo:paragraph-rsid="00311a3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fo:font-size="12pt" fo:language="zxx" fo:country="none" fo:font-weight="normal" officeooo:rsid="0035b753" officeooo:paragraph-rsid="0035b7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a5a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b68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09cf3" officeooo:paragraph-rsid="00409cf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Table_20_Contents">
      <style:text-properties officeooo:rsid="0039453b" officeooo:paragraph-rsid="0039453b"/>
    </style:style>
    <style:style style:name="P40" style:family="paragraph" style:parent-style-name="Table_20_Contents">
      <style:text-properties officeooo:rsid="003a5ada" officeooo:paragraph-rsid="003a5ada"/>
    </style:style>
    <style:style style:name="P41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3d299b" officeooo:paragraph-rsid="001a71ae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311a38"/>
    </style:style>
    <style:style style:name="T3" style:family="text">
      <style:text-properties officeooo:rsid="0032fd5d"/>
    </style:style>
    <style:style style:name="T4" style:family="text">
      <style:text-properties officeooo:rsid="00338295"/>
    </style:style>
    <style:style style:name="T5" style:family="text">
      <style:text-properties officeooo:rsid="0039453b"/>
    </style:style>
    <style:style style:name="T6" style:family="text">
      <style:text-properties officeooo:rsid="003a5ada"/>
    </style:style>
    <style:style style:name="T7" style:family="text">
      <style:text-properties officeooo:rsid="003f22ab"/>
    </style:style>
    <style:style style:name="T8" style:family="text">
      <style:text-properties officeooo:rsid="00409cf3"/>
    </style:style>
    <style:style style:name="T9" style:family="text">
      <style:text-properties officeooo:rsid="00431723"/>
    </style:style>
    <style:style style:name="T10" style:family="text">
      <style:text-properties officeooo:rsid="004455af"/>
    </style:style>
    <style:style style:name="T11" style:family="text">
      <style:text-properties officeooo:rsid="0043973a"/>
    </style: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AD – 1EVA - <text:span text:style-name="T11">UD3+UD4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AITOR SOTO</text:p>
          </table:table-cell>
          <table:table-cell table:style-name="Tabla5.B1" table:formula="ooow:&lt;Tabla1.B10&gt;+&lt;Tabla2.B20&gt;" office:value-type="float" office:value="3.5">
            <text:p text:style-name="P41">3,50</text:p>
          </table:table-cell>
        </table:table-row>
      </table:table>
      <text:p text:style-name="P2"/>
      <text:p text:style-name="P5"><text:span text:style-name="T5">BDR</text:span> to JSON (<text:span text:style-name="T5">tiendas</text:span>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2">(lib, datos)</text:span>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7"><text:span text:style-name="T5">Definir </text:span>Clases (<text:span text:style-name="T5">Tiendas, Emails</text:span>)</text:p>
          </table:table-cell>
          <table:table-cell table:style-name="Tabla1.A2" office:value-type="string">
            <text:p text:style-name="P26">Las clases no están relacionadas. </text:p>
            <text:p text:style-name="P26">Ti<text:span text:style-name="T9">e</text:span>ndas debería tener un ArrayList de Emails</text:p>
          </table:table-cell>
          <table:table-cell table:style-name="Tabla1.C2" office:value-type="string">
            <text:p text:style-name="P17">-<text:span text:style-name="T7">0,50</text:span></text:p>
          </table:table-cell>
        </table:table-row>
        <table:table-row>
          <table:table-cell table:style-name="Tabla1.A2" office:value-type="string">
            <text:p text:style-name="P39">Rellenar Lista de Tiendas </text:p>
          </table:table-cell>
          <table:table-cell table:style-name="Tabla1.A2" office:value-type="string">
            <text:p text:style-name="P26">Falta Statement statement3 = con.createStatement();</text:p>
          </table:table-cell>
          <table:table-cell table:style-name="Tabla1.C2" office:value-type="string">
            <text:p text:style-name="P17">-<text:span text:style-name="T7">0,50</text:span></text:p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27">Error al ejecutar</text:p>
          </table:table-cell>
          <table:table-cell table:style-name="Tabla1.C2" office:value-type="string">
            <text:p text:style-name="P17">-<text:span text:style-name="T8">0,50</text:span></text:p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8">APLICACIÓN V.1</text:p>
          </table:table-cell>
          <table:table-cell table:style-name="Tabla1.C2" office:value-type="string">
            <text:p text:style-name="P29"><text:span text:style-name="T5">3</text:span>,00</text:p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6">Al generar se crean dos Arrays, y no es un json correcto</text:p>
          </table:table-cell>
          <table:table-cell table:style-name="Tabla1.C2" office:value-type="string">
            <text:p text:style-name="P17">-<text:span text:style-name="T7">1,00</text:span></text:p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8">APLICACIÓN V.<text:span text:style-name="T2">2</text:span></text:p>
          </table:table-cell>
          <table:table-cell table:style-name="Tabla1.C2" office:value-type="string">
            <text:p text:style-name="P29"><text:span text:style-name="T3">4</text:span>,00</text:p>
          </table:table-cell>
        </table:table-row>
        <table:table-row>
          <table:table-cell table:style-name="Tabla1.A2" table:number-columns-spanned="2" office:value-type="string">
            <text:p text:style-name="P32">Total</text:p>
          </table:table-cell>
          <table:covered-table-cell/>
          <table:table-cell table:style-name="Tabla1.C2" office:value-type="string">
            <text:p text:style-name="P34"><text:span text:style-name="T8">1</text:span>,<text:span text:style-name="T8">50</text:span></text:p>
          </table:table-cell>
        </table:table-row>
      </table:table>
      <text:p text:style-name="P8"/>
      <text:p text:style-name="P3"/>
      <text:p text:style-name="P6">HIBERNATE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Diseño con Hibernate 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7">Clases (<text:span text:style-name="T10">Hibernate</text:span>)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Men<text:span text:style-name="T8">ú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Mostrar datos "from Tiendas"</text:p>
          </table:table-cell>
          <table:table-cell table:style-name="Tabla2.A2" office:value-type="string">
            <text:p text:style-name="P27">No muestra los emails sino un object</text:p>
          </table:table-cell>
          <table:table-cell table:style-name="Tabla2.C2" office:value-type="string">
            <text:p text:style-name="P18">-<text:span text:style-name="T8">0</text:span>,<text:span text:style-name="T8">50</text:span></text:p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5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8">APLICACIÓN V.1</text:p>
          </table:table-cell>
          <table:table-cell table:style-name="Tabla2.C2" office:value-type="string">
            <text:p text:style-name="P29"><text:span text:style-name="T4">1</text:span>,<text:span text:style-name="T6">5</text:span>0</text:p>
          </table:table-cell>
        </table:table-row>
        <table:table-row>
          <table:table-cell table:style-name="Tabla2.A2" office:value-type="string">
            <text:p text:style-name="P40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40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40">Actualizar nombre encargado</text:p>
          </table:table-cell>
          <table:table-cell table:style-name="Tabla2.A2" office:value-type="string">
            <text:p text:style-name="P38">Busca el encargado y no tiene por qué estar porque es nuevo.</text:p>
          </table:table-cell>
          <table:table-cell table:style-name="Tabla2.C2" office:value-type="string">
            <text:p text:style-name="P30">-<text:span text:style-name="T8">1,00</text:span></text:p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8">No actualiza</text:p>
          </table:table-cell>
          <table:table-cell table:style-name="Tabla2.C2" office:value-type="string">
            <text:p text:style-name="P30">-<text:span text:style-name="T8">0,50</text:span></text:p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8">APLICACIÓN V.<text:span text:style-name="T4">2</text:span></text:p>
          </table:table-cell>
          <table:table-cell table:style-name="Tabla2.C2" office:value-type="string">
            <text:p text:style-name="P29"><text:span text:style-name="T6">4</text:span>,00</text:p>
          </table:table-cell>
        </table:table-row>
        <table:table-row>
          <table:table-cell table:style-name="Tabla2.A2" office:value-type="string">
            <text:p text:style-name="P40">Pedir datos</text:p>
          </table:table-cell>
          <table:table-cell table:style-name="Tabla2.A2" office:value-type="string">
            <text:p text:style-name="P38">No está hecho</text:p>
          </table:table-cell>
          <table:table-cell table:style-name="Tabla2.C2" office:value-type="string">
            <text:p text:style-name="P18">-<text:span text:style-name="T8">2,00</text:span></text:p>
          </table:table-cell>
        </table:table-row>
        <table:table-row>
          <table:table-cell table:style-name="Tabla2.A2" office:value-type="string">
            <text:p text:style-name="P40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Obtener Emails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40">Añadir email a list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40">Actualizar tiend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40">Actualizar email</text:p>
          </table:table-cell>
          <table:table-cell table:style-name="Tabla2.A2" office:value-type="string">
            <text:p text:style-name="P3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8">APLICACIÓN V.<text:span text:style-name="T4">3</text:span></text:p>
          </table:table-cell>
          <table:table-cell table:style-name="Tabla2.C2" office:value-type="string">
            <text:p text:style-name="P29"><text:span text:style-name="T6">6</text:span>,00</text:p>
          </table:table-cell>
        </table:table-row>
        <table:table-row>
          <table:table-cell table:style-name="Tabla2.A2" table:number-columns-spanned="2" office:value-type="string">
            <text:p text:style-name="P33">Total</text:p>
          </table:table-cell>
          <table:covered-table-cell/>
          <table:table-cell table:style-name="Tabla2.C2" office:value-type="string">
            <text:p text:style-name="P35"><text:span text:style-name="T8">2</text:span>,<text:span text:style-name="T6">00</text:span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1S</meta:editing-duration>
    <meta:editing-cycles>37</meta:editing-cycles>
    <meta:generator>LibreOffice/6.1.1.2$Windows_X86_64 LibreOffice_project/5d19a1bfa650b796764388cd8b33a5af1f5baa1b</meta:generator>
    <dc:date>2019-11-20T22:06:05.272000000</dc:date>
    <meta:document-statistic meta:table-count="3" meta:image-count="0" meta:object-count="0" meta:page-count="2" meta:paragraph-count="56" meta:word-count="144" meta:character-count="891" meta:non-whitespace-character-count="799"/>
    <meta:user-defined meta:name="Info 1"/>
    <meta:user-defined meta:name="Info 2"/>
    <meta:user-defined meta:name="Info 3"/>
    <meta:user-defined meta:name="Info 4"/>
  </office:meta>
</office:document-meta>
</file>